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999999"/>
    </style:style>
    <style:style style:name="P4" style:family="paragraph">
      <style:text-properties fo:color="#999999"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1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  <draw:connector draw:style-name="gr2" draw:text-style-name="P1" draw:layer="layout" draw:type="line" svg:x1="16.043cm" svg:y1="7.259cm" svg:x2="18.154cm" svg:y2="7.259cm" draw:start-shape="id5" draw:start-glue-point="10" draw:end-shape="id6" draw:end-glue-point="6" svg:d="M16043 7259h2111" svg:viewBox="0 0 2112 1">
          <text:p/>
        </draw:connector>
        <draw:frame draw:style-name="gr3" draw:text-style-name="P4" draw:layer="layout" svg:width="5.107cm" svg:height="1.119cm" svg:x="2.99cm" svg:y="3.492cm">
          <draw:text-box>
            <text:p text:style-name="P3"><text:span text:style-name="T2">union(5, 6)</text:span></text:p>
          </draw:text-box>
        </draw:frame>
        <draw:frame draw:style-name="gr3" draw:text-style-name="P5" draw:layer="layout" svg:width="9.365cm" svg:height="1.119cm" svg:x="2.991cm" svg:y="4.793cm">
          <draw:text-box>
            <text:p><text:span text:style-name="T3">connected(1, 9) = 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35:23.686074541</dc:date>
    <dc:creator>elucterio </dc:creator>
    <meta:editing-duration>PT37M48S</meta:editing-duration>
    <meta:editing-cycles>6</meta:editing-cycles>
    <meta:generator>LibreOffice/4.2.8.2$Linux_X86_64 LibreOffice_project/420m0$Build-2</meta:generator>
    <meta:document-statistic meta:object-count="14"/>
  </office:meta>
</office:document-meta>
</file>